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Standard">
        <draw:custom-shape draw:style-name="gr1" draw:text-style-name="P1" draw:layer="layout" svg:width="2.1cm" svg:height="2.1cm" draw:transform="rotate (0.785398163397448) translate (-0.185cm 1.271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ls Kübler</meta:initial-creator>
    <meta:creation-date>2012-04-22T17:35:28</meta:creation-date>
    <dc:date>2012-04-22T18:01:27</dc:date>
    <dc:creator>Nils Kübler</dc:creator>
    <meta:editing-duration>PT4M45S</meta:editing-duration>
    <meta:editing-cycles>2</meta:editing-cycles>
    <meta:generator>LibreOffice/3.4$Unix LibreOffice_project/340m1$Build-402</meta:generator>
    <meta:document-statistic meta:object-count="1"/>
  </office:meta>
</office:document-meta>
</file>